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*</text:p>
          </table:table-cell>
        </table:table-row>
        <table:table-row table:style-name="ro1">
          <table:table-cell table:style-name="ce1" office:value-type="string">
            <text:p>-&gt;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,D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C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,B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" office:value-type="string">
            <text:p>1E*</text:p>
          </table:table-cell>
          <table:table-cell table:style-name="ce1" office:value-type="string">
            <text:p>0E*</text:p>
          </table:table-cell>
          <table:table-cell/>
        </table:table-row>
        <table:table-row table:style-name="ro1">
          <table:table-cell table:style-name="ce1" office:value-type="string">
            <text:p>-&gt;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style-name="ce1" office:value-type="string">
            <text:p>C</text:p>
          </table:table-cell>
          <table:table-cell office:value-type="string">
            <text:p>x</text:p>
          </table:table-cell>
          <table:table-cell office:value-type="string">
            <text:p>D,B</text:p>
          </table:table-cell>
          <table:table-cell/>
        </table:table-row>
        <table:table-row table:style-name="ro1">
          <table:table-cell office:value-type="string">
            <text:p>D,B</text:p>
          </table:table-cell>
          <table:table-cell office:value-type="string">
            <text:p>A,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,D</text:p>
          </table:table-cell>
          <table:table-cell office:value-type="string">
            <text:p>B,A,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number-columns-repeated="2" office:value-type="string">
            <text:p>B,A,D</text:p>
          </table:table-cell>
          <table:table-cell office:value-type="string">
            <text:p>C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10/29/2012</text:date>, <text:time>21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ovanen</meta:initial-creator>
    <meta:creation-date>2012-10-29T21:46:01</meta:creation-date>
    <dc:date>2012-10-29T21:58:52</dc:date>
    <dc:creator>Tony Kovanen</dc:creator>
    <meta:editing-duration>PT12M55S</meta:editing-duration>
    <meta:editing-cycles>29</meta:editing-cycles>
    <meta:generator>LibreOffice/3.4$Unix LibreOffice_project/340m1$Build-302</meta:generator>
    <meta:document-statistic meta:table-count="3" meta:cell-count="39" meta:object-count="0"/>
  </office:meta>
</office:document-meta>
</file>